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9C4000002C92BF6C1EA.png"/>
  <manifest:file-entry manifest:media-type="image/png" manifest:full-path="Pictures/10000201000000C8000000C88B5810F2.png"/>
  <manifest:file-entry manifest:media-type="image/png" manifest:full-path="Pictures/1000020100000D7000000C25B5C8B8C7.png"/>
  <manifest:file-entry manifest:media-type="image/png" manifest:full-path="Pictures/10000201000001900000012C21F0976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ccff" draw:textarea-horizontal-align="justify" draw:textarea-vertical-align="top" draw:auto-grow-height="false" fo:min-height="13.194cm" fo:min-width="8.344cm"/>
    </style:style>
    <style:style style:name="gr5" style:family="graphic" style:parent-style-name="standard">
      <style:graphic-properties draw:fill-color="#66ccff" draw:textarea-horizontal-align="justify" draw:textarea-vertical-align="top" draw:auto-grow-height="false" fo:min-height="13.305cm" fo:min-width="5.998cm"/>
    </style:style>
    <style:style style:name="gr6" style:family="graphic" style:parent-style-name="standard">
      <style:graphic-properties draw:fill-color="#3399ff" draw:textarea-horizontal-align="justify" draw:textarea-vertical-align="top" draw:auto-grow-height="false" fo:min-height="13.247cm" fo:min-width="6.54cm"/>
    </style:style>
    <style:style style:name="gr7" style:family="graphic" style:parent-style-name="standard">
      <style:graphic-properties draw:fill-color="#dd4814" draw:textarea-horizontal-align="justify" draw:textarea-vertical-align="top" draw:auto-grow-height="false" fo:min-height="1.014cm" fo:min-width="2.964cm" fo:wrap-option="wrap"/>
    </style:style>
    <style:style style:name="gr8" style:family="graphic" style:parent-style-name="standard">
      <style:graphic-properties draw:fill-color="#dd4814" draw:textarea-horizontal-align="justify" draw:textarea-vertical-align="top" draw:auto-grow-height="false" fo:min-height="2.098cm" fo:min-width="4.048cm"/>
    </style:style>
    <style:style style:name="gr9" style:family="graphic" style:parent-style-name="standard">
      <style:graphic-properties draw:fill-color="#dd4814" draw:textarea-horizontal-align="justify" draw:textarea-vertical-align="top" draw:auto-grow-height="false" fo:min-height="2.638cm" fo:min-width="3.98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dd4814" draw:textarea-horizontal-align="justify" draw:textarea-vertical-align="top" draw:auto-grow-height="false" fo:min-height="1.013cm" fo:min-width="2.964cm" fo:wrap-option="wrap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3.8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darkblue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3.8cm" svg:x="2.058cm" svg:y="7.4cm" presentation:class="subtitle" presentation:user-transformed="true">
          <draw:text-box>
            <text:p><text:span text:style-name="T1">Projet Nosql</text:span></text:p>
          </draw:text-box>
        </draw:frame>
        <draw:frame draw:style-name="gr1" draw:layer="layout" svg:width="7cm" svg:height="3.806cm" svg:x="0.6cm" svg:y="15.994cm">
          <draw:text-box>
            <text:p>Hervin Akpo </text:p>
            <text:p>Dorian Bagur</text:p>
            <text:p>Séverine Cohard</text:p>
            <text:p>Willie Drouhet</text:p>
            <text:p>Hamdi Jday</text:p>
          </draw:text-box>
        </draw:frame>
        <draw:frame draw:style-name="gr2" draw:layer="layout" svg:width="4.384cm" svg:height="0.962cm" svg:x="23.4cm" svg:y="18.438cm">
          <draw:text-box>
            <text:p>7 février 2017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layer="layout" svg:width="23.911cm" svg:height="3.506cm" svg:x="2.058cm" svg:y="0.784cm" presentation:class="title">
          <draw:text-box>
            <text:p>Vue globale du système sur AWS</text:p>
          </draw:text-box>
        </draw:frame>
        <draw:custom-shape draw:style-name="gr4" draw:text-style-name="P2" draw:layer="layout" svg:width="7.2cm" svg:height="14.4cm" svg:x="20.4cm" svg:y="4.2cm">
          <text:p text:style-name="P2">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6cm" svg:height="14.257cm" svg:x="8.6cm" svg:y="4.343cm">
          <text:p text:style-name="P2">API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6cm" svg:height="14.257cm" svg:x="1.4cm" svg:y="4.343cm">
          <text:p text:style-name="P2">Tableau de b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4.447cm" svg:height="1.999cm" draw:transform="skewX (-0.0214675497995262) translate (22.974cm 6cm)">
          <text:p text:style-name="P2">MongoDB</text:p>
          <text:p text:style-name="P2">second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2" draw:id="id2" draw:layer="layout" svg:width="4.8cm" svg:height="2.6cm" svg:x="9.4cm" svg:y="8.8cm">
          <text:p text:style-name="P2"/>
          <text:p text:style-name="P2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" draw:id="id1" draw:layer="layout" svg:width="4.8cm" svg:height="3.2cm" svg:x="2cm" svg:y="8.6cm">
          <text:p text:style-name="P2">Reactjs</text:p>
          <text:p text:style-name="P2">D3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s" svg:x1="6.8cm" svg:y1="10.2cm" svg:x2="9.4cm" svg:y2="10.1cm" draw:start-shape="id1" draw:end-shape="id2" svg:d="M6800 10200h502l1597-100h501">
          <text:p/>
        </draw:connector>
        <draw:custom-shape draw:style-name="gr11" draw:text-style-name="P2" xml:id="id3" draw:id="id3" draw:layer="layout" svg:width="3.6cm" svg:height="2.399cm" draw:transform="skewX (-0.0106465084371634) translate (20.587cm 9.001cm)">
          <text:p text:style-name="P2">MongoDB</text:p>
          <text:p text:style-name="P2">prim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svg:x1="24.2cm" svg:y1="10.2cm" svg:x2="25.24cm" svg:y2="7.999cm" draw:start-shape="id3" draw:end-shape="id4" draw:end-glue-point="2" svg:d="M24200 10200h513l527-1700v-501">
          <text:p/>
        </draw:connector>
        <draw:custom-shape draw:style-name="gr7" draw:text-style-name="P2" draw:layer="layout" svg:width="3.6cm" svg:height="2cm" svg:x="15.6cm" svg:y="9cm">
          <text:p text:style-name="P2"><text:s/>load balanc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4.2cm" svg:height="2cm" svg:x="23.2cm" svg:y="13.8cm">
          <text:p text:style-name="P2">MongoDB</text:p>
          <text:p text:style-name="P2">second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svg:x1="24.2cm" svg:y1="10.2cm" svg:x2="25.3cm" svg:y2="13.8cm" draw:start-shape="id3" draw:end-shape="id5" draw:end-glue-point="0" svg:d="M24200 10200h513l587 3099v501">
          <text:p/>
        </draw:connector>
        <draw:connector draw:style-name="gr12" draw:text-style-name="P2" draw:layer="layout" draw:type="lines" svg:x1="25.3cm" svg:y1="13.8cm" svg:x2="25.24cm" svg:y2="7.999cm" draw:start-shape="id5" draw:start-glue-point="0" draw:end-shape="id4" draw:end-glue-point="2" svg:d="M25300 13800v-501l-60-4799v-501">
          <text:p/>
        </draw:connector>
        <draw:line draw:style-name="gr10" draw:text-style-name="P2" draw:layer="layout" svg:x1="14.2cm" svg:y1="10cm" svg:x2="15.6cm" svg:y2="10cm">
          <text:p/>
        </draw:line>
        <draw:line draw:style-name="gr10" draw:text-style-name="P2" draw:layer="layout" svg:x1="19.2cm" svg:y1="10cm" svg:x2="20.587cm" svg:y2="10cm">
          <text:p/>
        </draw:line>
        <draw:frame draw:style-name="gr13" draw:text-style-name="P2" draw:layer="layout" svg:width="4.834cm" svg:height="3.2cm" svg:x="2.166cm" svg:y="15cm">
          <draw:image xlink:href="Pictures/10000201000001900000012C21F0976A.png" xlink:type="simple" xlink:show="embed" xlink:actuate="onLoad">
            <text:p/>
          </draw:image>
        </draw:frame>
        <draw:frame draw:style-name="gr13" draw:text-style-name="P2" draw:layer="layout" svg:width="4.2cm" svg:height="2.6cm" svg:x="2.2cm" svg:y="12.2cm">
          <draw:image xlink:href="Pictures/1000020100000D7000000C25B5C8B8C7.png" xlink:type="simple" xlink:show="embed" xlink:actuate="onLoad">
            <text:p/>
          </draw:image>
        </draw:frame>
        <draw:frame draw:style-name="gr13" draw:text-style-name="P2" draw:layer="layout" svg:width="4.445cm" svg:height="2.985cm" draw:transform="skewX (0.0228638132011214) rotate (0.0179768912955382) translate (9.959cm 12.431cm)">
          <draw:image xlink:href="Pictures/10000201000000C8000000C88B5810F2.png" xlink:type="simple" xlink:show="embed" xlink:actuate="onLoad">
            <text:p/>
          </draw:image>
        </draw:frame>
        <draw:frame draw:style-name="gr13" draw:text-style-name="P2" draw:layer="layout" svg:width="6.6cm" svg:height="1.781cm" svg:x="20.479cm" svg:y="16.274cm">
          <draw:image xlink:href="Pictures/10000201000009C4000002C92BF6C1E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4T09:00:44.225050820</meta:creation-date>
    <meta:generator>OpenOffice/4.1.3$Unix OpenOffice.org_project/413m1$Build-9783</meta:generator>
    <dc:date>2017-01-31T21:06:47</dc:date>
    <meta:editing-duration>PT5H33M42S</meta:editing-duration>
    <meta:editing-cycles>39</meta:editing-cycles>
    <dc:creator>Séverine Cohard</dc:creator>
    <meta:document-statistic meta:object-count="54"/>
  </office:meta>
</office:document-meta>
</file>